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2.252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cc99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erial = bigint UNSIGNED AUTO_INCREMENT</text:p>
          </table:table-cell>
        </table:table-row>
      </table:table>
      <table:table table:name="ACM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8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453cm" svg:y="0cm" draw:caption-point-x="-0.61cm" draw:caption-point-y="0.462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,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NewEmailSent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OldEmailSent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,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NewEmail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OldEmail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NewEmail</text:p>
          </table:table-cell>
          <table:table-cell table:style-name="ce13" office:value-type="string">
            <text:p>varbinary(255)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New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Old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6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2"/>
          <table:table-cell table:style-name="Default"/>
          <table:table-cell table:number-columns-repeated="986"/>
        </table:table-row>
        <table:table-row table:style-name="ro1">
          <table:covered-table-cell/>
          <table:table-cell table:style-name="ce9" office:value-type="string">
            <text:p>Modul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1">
          <table:table-cell table:style-name="ce6" office:value-type="string" table:number-columns-spanned="1" table:number-rows-spanned="6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NewPassword</text:p>
          </table:table-cell>
          <table:table-cell table:style-name="ce13" office:value-type="string">
            <text:p>Varbinary(255)</text:p>
          </table:table-cell>
          <table:table-cell table:style-name="ce5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Approved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Approved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ReadyForApproval</text:p>
          </table:table-cell>
          <table:table-cell table:style-name="ce14" office:value-type="string">
            <text:p>boolean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16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7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uthDataBytes</text:p>
          </table:table-cell>
          <table:table-cell table:style-name="ce13" office:value-type="string">
            <text:p>varbinary(1024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CaptchaId</text:p>
          </table:table-cell>
          <table:table-cell table:style-name="ce13" office:value-type="string">
            <text:p>varchar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CaptchaRequire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EmailSent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Captcha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Email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VerifiedByPasswor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RequestId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OfCreation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VerificationCod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Start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Approval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Ba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CanLogIn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Autho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Read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IsWriter</text:p>
          </table:table-cell>
          <table:table-cell table:style-name="ce13" office:value-type="string">
            <text:p>boolean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LastBadActio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LastBadLogIn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assword</text:p>
          </table:table-cell>
          <table:table-cell table:style-name="ce13" office:value-type="string">
            <text:p>varbinary(255)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RegTime</text:p>
          </table:table-cell>
          <table:table-cell table:style-name="ce13" office:value-type="string">
            <text:p>datetime</text:p>
          </table:table-cell>
          <table:table-cell table:style-name="ce13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9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29cm" svg:y="0cm" draw:caption-point-x="-0.61cm" draw:caption-point-y="0.462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10" table:default-cell-style-name="Default"/>
        <table:table-column table:style-name="co6" table:default-cell-style-name="Default"/>
        <table:table-column table:style-name="co11" table:default-cell-style-name="ce11"/>
        <table:table-column table:style-name="co7" table:default-cell-style-name="Default"/>
        <table:table-column table:style-name="co3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16cm" svg:y="0cm" draw:caption-point-x="-0.61cm" draw:caption-point-y="0.462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SectionId</text:p>
          </table:table-cell>
          <table:table-cell table:style-name="ce13" office:value-type="string">
            <text:p>bigint</text:p>
          </table:table-cell>
          <table:table-cell table:style-name="ce5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Threads</text:p>
          </table:table-cell>
          <table:table-cell table:style-name="ce13" office:value-type="string">
            <text:p>json</text:p>
          </table:table-cell>
          <table:table-cell table:style-name="ce5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ext</text:p>
          </table:table-cell>
          <table:table-cell table:style-name="ce22" office:value-type="string">
            <text:p>varchar(16371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extChecksum</text:p>
          </table:table-cell>
          <table:table-cell table:style-name="ce22" office:value-type="string">
            <text:p>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hildren</text:p>
          </table:table-cell>
          <table:table-cell table:style-name="ce13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hildType</text:p>
          </table:table-cell>
          <table:table-cell table:style-name="ce13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Time</text:p>
          </table:table-cell>
          <table:table-cell table:style-name="ce13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CreatorUserId</text:p>
          </table:table-cell>
          <table:table-cell table:style-name="ce13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Time</text:p>
          </table:table-cell>
          <table:table-cell table:style-name="ce13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EditorUserId</text:p>
          </table:table-cell>
          <table:table-cell table:style-name="ce13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5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9" office:value-type="string">
            <text:p>Parent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5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13" table:default-cell-style-name="ce11"/>
        <table:table-column table:style-name="co7" table:default-cell-style-name="ce18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0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6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Email</text:p>
          </table:table-cell>
          <table:table-cell table:style-name="ce14" office:value-type="string">
            <text:p>varchar(255)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Modul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4" office:value-type="string">
            <text:p>tinyint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IsRead</text:p>
          </table:table-cell>
          <table:table-cell table:style-name="ce14" office:value-type="string">
            <text:p>boolean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Text</text:p>
          </table:table-cell>
          <table:table-cell table:style-name="ce13" office:value-type="string">
            <text:p>text</text:p>
          </table:table-cell>
          <table:table-cell table:style-name="ce13"/>
          <table:table-cell table:number-columns-repeated="989"/>
        </table:table-row>
        <table:table-row table:style-name="ro1">
          <table:covered-table-cell table:style-name="ce5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oR</text:p>
          </table:table-cell>
          <table:table-cell table:style-name="ce14" office:value-type="string">
            <text:p>datetime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5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SM" table:style-name="ta1" table:print="false">
        <table:table-column table:style-name="co14" table:default-cell-style-name="Default"/>
        <table:table-column table:style-name="co9" table:default-cell-style-name="Default"/>
        <table:table-column table:style-name="co13" table:default-cell-style-name="ce11"/>
        <table:table-column table:style-name="co7" table:default-cell-style-name="ce18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9.105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6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Thread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4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serial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4" office:value-type="string">
            <text:p>bigint</text:p>
          </table:table-cell>
          <table:table-cell table:style-name="ce14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5" office:value-type="string">
            <text:p>Threads</text:p>
          </table:table-cell>
          <table:table-cell table:style-name="ce13" office:value-type="string">
            <text:p>json</text:p>
          </table:table-cell>
          <table:table-cell table:style-name="ce13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0:ACM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9">09/10/2024</text:date>, <text:time>06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6" meta:cell-count="406" meta:object-count="0"/>
  </office:meta>
</office:document-meta>
</file>